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5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8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47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5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56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57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48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46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45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46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45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48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46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45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46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2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45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5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5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45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46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45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46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45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46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45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46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6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6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5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45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46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<text:span text:style-name="T2">Ceramicas Castro (U$S 560,55)</text:span> – Dolar a 40</text:p>
          </table:table-cell>
          <table:covered-table-cell table:number-columns-repeated="18"/>
          <table:table-cell/>
          <table:table-cell table:style-name="ce45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6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5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6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5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5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46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<text:span text:style-name="T2">Vidrieria VG – </text:span>Puerta Ventana Vidrio Entre Piso  </text:p>
          </table:table-cell>
          <table:covered-table-cell table:number-columns-repeated="18"/>
          <table:table-cell/>
          <table:table-cell table:style-name="ce45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<text:span text:style-name="T2">Vidrieria VG – </text:span>Ventana Tabaquera</text:p>
          </table:table-cell>
          <table:covered-table-cell table:number-columns-repeated="18"/>
          <table:table-cell/>
          <table:table-cell table:style-name="ce46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45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6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6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5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46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46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45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45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46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45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6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5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5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46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6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5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46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5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45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46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45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46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5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6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5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6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46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5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6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5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46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45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46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5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6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51" table:number-columns-spanned="19" table:number-rows-spanned="1"/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45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49" table:number-columns-spanned="19" table:number-rows-spanned="1"/>
          <table:covered-table-cell table:number-columns-repeated="18"/>
          <table:table-cell/>
          <table:table-cell table:style-name="ce46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48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45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6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49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46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5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51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45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46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54"/>
          <table:table-cell table:number-columns-repeated="986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9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78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46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46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78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46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46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9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5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46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46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78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46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46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78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4"/>
          <table:table-cell table:style-name="ce81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5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46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46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9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5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46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46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78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46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46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78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8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46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9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5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46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59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9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46" table:number-columns-spanned="4" table:number-rows-spanned="1"/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9" office:value-type="float" office:value="1" calcext:value-type="float">
            <text:p>1</text:p>
          </table:table-cell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76" table:number-columns-repeated="2"/>
          <table:table-cell table:style-name="ce59" office:value-type="float" office:value="1" calcext:value-type="float">
            <text:p>1</text:p>
          </table:table-cell>
          <table:table-cell table:style-name="ce76" table:number-columns-repeated="2"/>
          <table:table-cell table:style-name="ce63" table:number-columns-repeated="2"/>
          <table:table-cell table:style-name="ce62" table:number-columns-repeated="2"/>
          <table:table-cell table:style-name="ce63" table:number-columns-repeated="2"/>
          <table:table-cell table:style-name="ce62" table:number-columns-repeated="2"/>
          <table:table-cell table:style-name="ce59" office:value-type="float" office:value="1" calcext:value-type="float">
            <text:p>1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46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8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59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style-name="ce79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5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46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46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0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60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60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5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46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46" table:number-columns-spanned="4" table:number-rows-spanned="1"/>
          <table:covered-table-cell table:number-columns-repeated="3"/>
          <table:table-cell table:number-columns-repeated="4"/>
          <table:table-cell table:style-name="ce46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7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0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5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46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46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5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46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3100" calcext:value-type="float">
            <text:p>453.1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10350" calcext:value-type="float">
            <text:p>10.35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 table:number-columns-repeated="2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1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 fernet en lo de lulu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09:50:07.7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14T09:50:51.339000000</dc:date>
    <meta:editing-duration>P66DT16H38M9S</meta:editing-duration>
    <meta:editing-cycles>113</meta:editing-cycles>
    <meta:generator>LibreOffice/7.2.5.2$Windows_X86_64 LibreOffice_project/499f9727c189e6ef3471021d6132d4c694f357e5</meta:generator>
    <meta:document-statistic meta:table-count="3" meta:cell-count="751" meta:object-count="0"/>
  </office:meta>
</office:document-meta>
</file>